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5.028cm" fo:margin-left="1.969cm" fo:margin-right="0.004cm" table:align="margins"/>
    </style:style>
    <style:style style:name="Tabel1.A" style:family="table-column">
      <style:table-column-properties style:column-width="2.672cm" style:rel-column-width="1515*"/>
    </style:style>
    <style:style style:name="Tabel1.B" style:family="table-column">
      <style:table-column-properties style:column-width="12.356cm" style:rel-column-width="7005*"/>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c5000b" style:font-name="Calibri" style:text-underline-style="none" fo:font-weight="bold" style:font-weight-asian="bold" style:font-weight-complex="bold"/>
    </style:style>
    <style:style style:name="P2" style:family="paragraph" style:parent-style-name="Standard">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L4">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Calibri"/>
    </style:style>
    <style:style style:name="P8" style:family="paragraph" style:parent-style-name="Standard" style:list-style-name="L5">
      <style:paragraph-properties fo:text-align="start" style:justify-single-word="false"/>
      <style:text-properties style:font-name="Calibri"/>
    </style:style>
    <style:style style:name="P9" style:family="paragraph" style:parent-style-name="Standard" style:list-style-name="L7">
      <style:paragraph-properties fo:text-align="start" style:justify-single-word="false"/>
      <style:text-properties style:font-name="Calibri"/>
    </style:style>
    <style:style style:name="P10" style:family="paragraph" style:parent-style-name="Standard" style:list-style-name="L8">
      <style:paragraph-properties fo:text-align="start" style:justify-single-word="false"/>
      <style:text-properties style:font-name="Calibri"/>
    </style:style>
    <style:style style:name="P11" style:family="paragraph" style:parent-style-name="Standard">
      <style:paragraph-properties fo:text-align="start" style:justify-single-word="false"/>
      <style:text-properties style:font-name="Calibri" style:text-underline-style="none" fo:font-weight="normal" style:font-weight-asian="normal" style:font-weight-complex="normal"/>
    </style:style>
    <style:style style:name="P12" style:family="paragraph" style:parent-style-name="Standard" style:list-style-name="L9">
      <style:paragraph-properties fo:text-align="start" style:justify-single-word="false"/>
      <style:text-properties style:font-name="Calibri" style:text-underline-style="none" fo:font-weight="normal" style:font-weight-asian="normal" style:font-weight-complex="normal"/>
    </style:style>
    <style:style style:name="P13" style:family="paragraph" style:parent-style-name="Standard">
      <style:paragraph-properties fo:text-align="start" style:justify-single-word="false"/>
      <style:text-properties style:font-name="Calibri" style:text-underline-style="none" fo:font-weight="bold" style:font-weight-asian="bold" style:font-weight-complex="bold"/>
    </style:style>
    <style:style style:name="P14" style:family="paragraph" style:parent-style-name="Table_20_Contents">
      <style:text-properties fo:font-size="12pt" style:font-size-asian="12pt" style:font-name-complex="Mangal1" style:font-size-complex="12pt"/>
    </style:style>
    <style:style style:name="P15" style:family="paragraph" style:parent-style-name="Heading_20_1">
      <style:text-properties style:font-name="Calibri"/>
    </style:style>
    <style:style style:name="P16" style:family="paragraph" style:parent-style-name="Table_20_Heading">
      <style:text-properties fo:font-size="12pt" style:font-size-asian="12pt" style:font-name-complex="Mangal1" style:font-size-complex="12pt"/>
    </style:style>
    <style:style style:name="P17" style:family="paragraph" style:parent-style-name="Title" style:master-page-name="First_20_Page">
      <style:paragraph-properties style:page-number="auto"/>
      <style:text-properties style:font-name="Calibri"/>
    </style:style>
    <style:style style:name="P18" style:family="paragraph" style:parent-style-name="Heading_20_2">
      <style:text-properties style:font-name="Calibri"/>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tage verslag</text:p>
      <text:h text:style-name="P15" text:outline-level="1">Korte beschrijving</text:h>
      <text:p text:style-name="P2">Een applicatie met web-toegang om anoniem een reeks vragen via radio-buttons in te vullen aangaande andere gebruikers aangevuld meteen commentaarveld. De applicatie verzorgt het invullen van de vragen en het koppelen van gebruikers om vragenlijsten in te vullen. De applicatie laat toe hierover te rapporteren.</text:p>
      <text:p text:style-name="P2">Bijkomend heeft de applicatie beheerstoegang om e vragen en gebruikers te beheren. Het geheel wordt opgeslagen.</text:p>
      <text:p text:style-name="P2">Algemene doelstelling:</text:p>
      <text:p text:style-name="P2">Software functionerend opgeleverd, bijgesloten met installatie en gebruiksdocumentatie.</text:p>
      <text:p text:style-name="P2"/>
      <text:h text:style-name="P15" text:outline-level="1">De toepassing</text:h>
      <text:p text:style-name="P3">Het doel is om een webtoepassing te ontwikkelen waarbij verschillende medewerkers van een bedrijf elkaar kunnen beoordelen. Omdat het niet de bedoeling is dat elke medewerker alle andere medewerkers gaat beoordelen, moet er een algoritme worden ontwikkeld dat met behulp van constraints en best fit, de beste <text:span text:style-name="T1">reviewer-reviewee</text:span> koppels gaat berekenen. De constraints voor het bepalen van deze koppels zijn de volgende:</text:p>
      <text:list xml:id="list6225265986234958711" text:style-name="L1">
        <text:list-item>
          <text:p text:style-name="P4">Niet alle gebruikers moeten alle andere gebruikers een review geven</text:p>
        </text:list-item>
        <text:list-item>
          <text:p text:style-name="P4">Een gebruiker wordt door exact 5 reviewers gereviewed.</text:p>
        </text:list-item>
        <text:list-item>
          <text:p text:style-name="P4">Een gebruiker reviewed exact 5 andere gebruikers.</text:p>
        </text:list-item>
        <text:list-item>
          <text:p text:style-name="P4">Een gebruiker wordt hoogstens door 1 manager(s) gereviewed.</text:p>
        </text:list-item>
        <text:list-item>
          <text:p text:style-name="P4">Een gebruiker krijgt minimaal 3 reviews van gebruikers die hem/haar geselecteerd hebben.</text:p>
        </text:list-item>
        <text:list-item>
          <text:p text:style-name="P4">Een gebruiker krijgt hoogstens 2 reviews van zijn team/departement.</text:p>
        </text:list-item>
        <text:list-item>
          <text:p text:style-name="P4">Een gebruiker krijgt minimaal 2 reviews van mensen die hij daar zelf voor uitnodigde.</text:p>
        </text:list-item>
        <text:list-item>
          <text:p text:style-name="P4">De waardes van de constraints kunnen nog aangepast worden.</text:p>
        </text:list-item>
      </text:list>
      <text:p text:style-name="P3"/>
      <text:p text:style-name="P3">De toepassing kan zich in verschillende fases bevinden:</text:p>
      <text:list xml:id="list1573431715557037238" text:style-name="L4">
        <text:list-item>
          <text:p text:style-name="P5">Init: Dit is de toestand waarin de toepassing zich initieel bevindt. Tijdens dit fase is het voor de gebruikers nog niet mogelijk om aan te melden.</text:p>
        </text:list-item>
        <text:list-item>
          <text:p text:style-name="P5">Running1: De toepassing bevindt zich in fase 1 (hier volgt later meer informatie over)</text:p>
        </text:list-item>
        <text:list-item>
          <text:p text:style-name="P5">Calculate: Tijdens dit fase gaat het algoritme de koppels berekenen. Tijdens dit fase is het voor de gebruikers niet mogelijk om aan te melden.</text:p>
        </text:list-item>
        <text:list-item>
          <text:p text:style-name="P5">Running2: de toepassing bevindt zich in fase 2 (hier volgt later meer informatie over)</text:p>
        </text:list-item>
        <text:list-item>
          <text:p text:style-name="P5">Published: De resultaten van de vragenlijsten worden gepubliceerd als een gemiddelde waarde per vraag. Enkel tijdens dit fase kunnen de gebruikers hun eigen score bekijken.</text:p>
        </text:list-item>
        <text:list-item>
          <text:p text:style-name="P5">Finished: De toepassing is afgelopen. Het is niet meer mogelijk om wijzigingen aan te brengen of om de resultaten te bekijken.</text:p>
        </text:list-item>
      </text:list>
      <text:p text:style-name="P3"/>
      <text:p text:style-name="P3"/>
      <text:p text:style-name="P3"/>
      <text:h text:style-name="P18" text:outline-level="2">WERKWIJZE</text:h>
      <text:p text:style-name="P3">Zoals hierboven vermeld kan de toepassing zich in verschillende fases bevinden. Het gaat hier <text:soft-page-break/>echter niet over de toepassing zelf, maar wel over 'batches'. Deze batches zijn een soort van versie van de toepassing, dat op dat moment actief is. Batches werden geïntroduceerd in de toepassing om ervoor te zorgen dat de toepassing elk jaar opnieuw gebruikt kan worden, zonder dat de gegevens van vorige jaren verwijderd moeten worden en zonder conflicten te vormen.</text:p>
      <text:p text:style-name="P3"/>
      <text:p text:style-name="P3">Zodra er een nieuwe versie van de toepassing moet opgestart worden, dient de administrator eerst aan te melden op het administrator paneel. Daar krijgt hij een overzicht van welke batches er allemaal actief zijn en heeft hij de mogelijkheid om een nieuwe batch te starten. Deze batch komt dan in het init fase terecht. Tijdens dit fase is het nog niet mogelijk voor de gebruikers om aan te melden. Maar is het wel mogelijk voor de administrator om bijvoorbeeld vragen toe te voegen. </text:p>
      <text:p text:style-name="P3">Zodra de administrator alles in orde heeft gebracht, kan hij de batch starten. Deze batch komt dan in de running1 fase terecht en worden de gebruikers via mail op de hoogte gebracht. In deze mail vinden de gebruikers hun gebruikersnaam en wachtwoord, waarmee zij kunnen aanmelden. Het uitvoeren van de running1 fase gaat als volgt:</text:p>
      <text:list xml:id="list1445993217927171963" text:style-name="L5">
        <text:list-item>
          <text:p text:style-name="P8"><text:span text:style-name="T2">Tijdens de eerste stap vult de gebruiker zijn eigen vragenlijst in. Hij heeft de mogelijkheid om de vragenlijst op te slaan (met de mogelijkheid om deze later nog aan te passen) of door te sturen (hierbij is het niet meer mogelijk om de antwoorden nog te wijzigen).</text:span></text:p>
        </text:list-item>
        <text:list-item>
          <text:p text:style-name="P8"><text:span text:style-name="T2">Zodra de gebruiker zijn eigen vragenlijst heeft doorgestuurd, ziet hij een nieuw scherm. Op dit scherm worden alle gebruikers opgelijst (buiten de gebruiker zelf). Hier kan de gebruiker dan de gebruikers selecteren waarvan hij graag heeft dat zij zijn vragenlijst invullen. Door op verzenden te klikken krijgt de gebruiker opnieuw een nieuw scherm te zien.</text:span></text:p>
        </text:list-item>
        <text:list-item>
          <text:p text:style-name="P8"><text:span text:style-name="T2">Dit laatste scherm ziet er identiek uit als het vorige scherm. Ook hier ziet de gebruiker een lijst van alle andere gebruikers. Op dit scherm dient de gebruiker echter de gebruikers te selecteren waarvan hij/zij graag de vragenlijst invult. Zodra de gebruiker deze vragenlijst heeft ingevuld.</text:span></text:p>
        </text:list-item>
      </text:list>
      <text:p text:style-name="P7"><text:span text:style-name="T2">Tijdens deze fase kan de administrator zien hoeveel gebruikers hun eigen vragenlijst nog moeten invullen. Hij kan deze gebruikers dan ook via mail een herinnering sturen om hun eigen vragenlijst in te vullen. Zodra alle gebruikers hun eigen vragenlijst hebben ingevuld en hun voorkeuren hebben aangeduid, kan de administrator de volgende fase starten. Deze fase is de 'Calculate' fase. Tijdens deze fase gaat het algoritme via de constraints en best-fit de beste reviewer-reviewee koppels bepalen. Ook tijdens deze fase is het voor de gebruikers niet mogelijk om aan te melden. Dit om ervoor te zorgen dat de gebruikers hun voorkeuren niet meer kunnen aanpassen terwijl het algoritme aan het berekenen is, want op die manier zullen er fouten geïntroduceerd worden.</text:span></text:p>
      <text:p text:style-name="P7"><text:span text:style-name="T2">Zodra het algoritme klaar is, kan de admin fase 2 (Running2 fase) laten starten. Ook hier krijgen de gebruikers een mail, met de melding dat fase 2 is begonnen. Het verloop van de running2 ziet er als volgt uit:</text:span></text:p>
      <text:list xml:id="list7212535307910901471" text:style-name="L7">
        <text:list-item>
          <text:p text:style-name="P9"><text:span text:style-name="T2">Zodra de gebruiker zich aanmeld, krijgt hij een overzicht van de gebruikers van wie hij de vragenlijsten mag invullen. Achter elke gebruiker staat dan een knop, waarmee hij naar die vragenlijst wordt doorverwezen. De gebruiker heeft ook hier weer de keuze om de vragenlijst op te slaan (met de mogelijkheid om daarna de antwoorden nog aan te passen) of te verzenden (waarbij de antwoorden niet meer kunnen worden aangepast).</text:span></text:p>
        </text:list-item>
        <text:list-item>
          <text:p text:style-name="P9"><text:span text:style-name="T2">Tijdens het invullen van de vragenlijst heeft de gebruiker de mogelijk om extra commentaar toe te voegen in een tekstveld.</text:span></text:p>
        </text:list-item>
      </text:list>
      <text:p text:style-name="P7"><text:span text:style-name="T2">Tijdens deze fase kan de administrator zien hoeveel gebruikers de vragenlijsten nog niet hebben ingevuld, en kan hij deze via mail een herinnering sturen.</text:span></text:p>
      <text:p text:style-name="P7"><text:span text:style-name="T2">Zodra alle gebruikers de vragenlijsten hebben ingevuld, kan de administrator de batch stoppen en de resultaten publiceren. Vanaf dit moment kunnen alle gebruikers hun eigen resultaten zien (de </text:span><text:soft-page-break/><text:span text:style-name="T2">gebruikers krijgen ook nu weer een mail, met de melding dat ze hun resultaten kunnen bekijken). Het betreft hier niet de effectieve scores, maar wel de gemiddelden per vraag. Zij hier een overzicht van de samenstelling van hun reviewersgroep en kunnen al deze resultaten ook bekijken in pdf formaat.</text:span></text:p>
      <text:p text:style-name="P7"><text:span text:style-name="T2">Tenslotte is er nog de finished fase. Een batch komt standaard in de finished fase zodra er een nieuwe batch wordt gestart. Vanaf dit moment zijn de resultaten van de oude batch niet meer te raadplegen, en komt die nieuwe batch in de Init fase.</text:span></text:p>
      <text:p text:style-name="P6"/>
      <text:h text:style-name="P18" text:outline-level="2">Administrator paneel</text:h>
      <text:p text:style-name="P2">Het administrator paneel is enkel toegankelijk voor de administrator. De toegang is beveiligd met een login scherm, waarbij de account gegevens van de administrator worden opgehaald uit de admintabel in de database.</text:p>
      <text:p text:style-name="P2">Zodra de administrator is aangemeld, komt hij op het startscherm van het administrator paneel terecht. Op dit scherm kan de administrator verschillende functies uitvoeren, die nodig zijn voor het hoed functioneren van het programma. Ook zijn er nog een aantal extra functionaliteiten beschikbaar, die niet noodzakelijk zijn voor het werken van het programma, maar die tijdens de ontwikkeling van het programma gebruikt werden. Het gaat hier over volgende functies:</text:p>
      <text:list xml:id="list7690256708018159117" text:style-name="L8">
        <text:list-item>
          <text:p text:style-name="P10"><text:span text:style-name="T3">Noodzakelijk:</text:span></text:p>
          <text:list>
            <text:list-item>
              <text:p text:style-name="P10"><text:span text:style-name="T3">Nieuwe batch starten, batch fase wijzigen.</text:span></text:p>
            </text:list-item>
            <text:list-item>
              <text:p text:style-name="P10"><text:span text:style-name="T3">Raadplegen hoeveel gebruikers hun eigen vragenlijst (running1 fase)/andere vragenlijsten (running2 fase) nog moeten invullen en deze gebruikers via mail een herinnering sturen.</text:span></text:p>
            </text:list-item>
            <text:list-item>
              <text:p text:style-name="P10"><text:span text:style-name="T3">Van elke gebruiker de (gemiddelde) resultaten raadplegen.</text:span></text:p>
            </text:list-item>
            <text:list-item>
              <text:p text:style-name="P10"><text:span text:style-name="T3">Van elke gebruiker de gemiddelde score en samenstelling van de reviewergroep bekijken.</text:span></text:p>
            </text:list-item>
          </text:list>
        </text:list-item>
        <text:list-item>
          <text:p text:style-name="P10"><text:span text:style-name="T3">Extra:</text:span></text:p>
          <text:list>
            <text:list-item>
              <text:p text:style-name="P10"><text:span text:style-name="T3">Mogelijkheid om alle polls met hun resultaten te bekijken</text:span></text:p>
            </text:list-item>
            <text:list-item>
              <text:p text:style-name="P10"><text:span text:style-name="T3">Mogelijkheid om een koppel toe te voegen, en een bepaald status toe te kennen aan de vragenlijst</text:span></text:p>
            </text:list-item>
            <text:list-item>
              <text:p text:style-name="P10"><text:span text:style-name="T3">Mogelijkheid om een vraag manueel te beantwoorden</text:span></text:p>
            </text:list-item>
            <text:list-item>
              <text:p text:style-name="P10"><text:span text:style-name="T3">Mogelijkheid om voorkeuren in te stellen.</text:span></text:p>
            </text:list-item>
          </text:list>
        </text:list-item>
      </text:list>
      <text:p text:style-name="P7"><text:span text:style-name="T3"/></text:p>
      <text:h text:style-name="P18" text:outline-level="2"><text:span text:style-name="T4">Gebruikerspaneel</text:span></text:h>
      <text:p text:style-name="P11"><text:span text:style-name="T4">Het gebruikerspaneel is enkel toegankelijk voor gebruikers die aangemeld zijn. Tijdens het aanmelden wordt gecontroleerd of dat de gebruikersnaam voorkomt in de users tabel in de databank. Indien dit het geval is, wordt het wachtwoord opgehaald en gecontroleerd of dat dit overeenstemt met het ingevoerde wachtwoord. Deze wachtwoorden in de database zijn gecodeerd met behulp van de password_hash() functie die standaard in PHP zit. Het controleren van het ingevoerde wachtwoord met het gecodeerde wachtwoord uit de databank, gebeurd met de password_verify() functie.</text:span></text:p>
      <text:p text:style-name="P11"><text:span text:style-name="T4">Zodra een gebruiker is aangemeld kan hij (afhankelijk van in welke fase de batch zit) ofwel zijn eigen vragenlijst in vullen en voorkeuren aanduiden, ofwel de andere vragenlijsten invullen, ofwel zijn eigen resultaten raadplegen.</text:span></text:p>
      <text:p text:style-name="P11"><text:span text:style-name="T4">Bij het invullen van de vragenlijsten (zowel zijn eigen vragenlijst als de andere vragenlijsten) kan de </text:span><text:soft-page-break/><text:span text:style-name="T4">gebruiker kiezen om de vragenlijst op te slaan of door te sturen. Als hij de vragenlijst opslaat, kan hij zijn antwoorden achteraf nog opslaan. Indien hij de vragenlijst verzend, is het niet meer mogelijk om de vragenlijst achteraf nog aan te passen.</text:span></text:p>
      <text:p text:style-name="P11"><text:span text:style-name="T4">Bij het invullen van de andere vragenlijsten heeft de gebruiker ook nog de mogelijkheid om extra commentaar toe te voegen bij de vragenlijst, door middel van een tekstveld onderaan de vragenlijst.</text:span></text:p>
      <text:p text:style-name="P11"><text:span text:style-name="T4"/></text:p>
      <text:h text:style-name="P18" text:outline-level="2"><text:span text:style-name="T4">Database</text:span></text:h>
      <text:p text:style-name="P1"><text:span text:style-name="T4">Hier kom het ER diagramma</text:span></text:p>
      <text:p text:style-name="P11"><text:span text:style-name="T4">Deze data wordt initieel in de database opgeslagen:</text:span></text:p>
      <text:list xml:id="list345914018208817244" text:style-name="L9">
        <text:list-item>
          <text:p text:style-name="P12"><text:span text:style-name="T4">answer_enum:</text:span></text:p>
        </text:list-item>
      </text:list>
      <table:table table:name="Tabel1" table:style-name="Tabel1">
        <table:table-column table:style-name="Tabel1.A"/>
        <table:table-column table:style-name="Tabel1.B"/>
        <table:table-header-rows>
          <table:table-row>
            <table:table-cell table:style-name="Tabel1.A1" office:value-type="string">
              <text:p text:style-name="P16">Name</text:p>
            </table:table-cell>
            <table:table-cell table:style-name="Tabel1.B1" office:value-type="string">
              <text:p text:style-name="P16">Description</text:p>
            </table:table-cell>
          </table:table-row>
        </table:table-header-rows>
        <table:table-row>
          <table:table-cell table:style-name="Tabel1.A2" office:value-type="string">
            <text:p text:style-name="P14">Heel slecht</text:p>
          </table:table-cell>
          <table:table-cell table:style-name="Tabel1.B2" office:value-type="string">
            <text:p text:style-name="P14">De gebruiker wordt zeer slecht beoordeeld op dit onderdeel</text:p>
          </table:table-cell>
        </table:table-row>
        <table:table-row>
          <table:table-cell table:style-name="Tabel1.A2" office:value-type="string">
            <text:p text:style-name="P14">Slecht</text:p>
          </table:table-cell>
          <table:table-cell table:style-name="Tabel1.B2" office:value-type="string">
            <text:p text:style-name="P14">De gebruiker wordt slecht beoordeeld op dit onderdeel</text:p>
          </table:table-cell>
        </table:table-row>
        <table:table-row>
          <table:table-cell table:style-name="Tabel1.A2" office:value-type="string">
            <text:p text:style-name="P14">Neutraal</text:p>
          </table:table-cell>
          <table:table-cell table:style-name="Tabel1.B2" office:value-type="string">
            <text:p text:style-name="P14">De gebruiker wordt neutraal beoordeeld op dit onderdeel</text:p>
          </table:table-cell>
        </table:table-row>
        <table:table-row>
          <table:table-cell table:style-name="Tabel1.A2" office:value-type="string">
            <text:p text:style-name="P14">Goed</text:p>
          </table:table-cell>
          <table:table-cell table:style-name="Tabel1.B2" office:value-type="string">
            <text:p text:style-name="P14">De gebruiker wordt goed beoordeel op dit onderdeel</text:p>
          </table:table-cell>
        </table:table-row>
        <table:table-row>
          <table:table-cell table:style-name="Tabel1.A2" office:value-type="string">
            <text:p text:style-name="P14">Zeer goed</text:p>
          </table:table-cell>
          <table:table-cell table:style-name="Tabel1.B2" office:value-type="string">
            <text:p text:style-name="P14">De gebruiker wordt zeer goed beoordeeld op dit onderdeel</text:p>
          </table:table-cell>
        </table:table-row>
        <table:table-row>
          <table:table-cell table:style-name="Tabel1.A2" office:value-type="string">
            <text:p text:style-name="P14">N.v.t.</text:p>
          </table:table-cell>
          <table:table-cell table:style-name="Tabel1.B2" office:value-type="string">
            <text:p text:style-name="P14">Dit onderdeel is niet van toepassing voor de gebruiker</text:p>
          </table:table-cell>
        </table:table-row>
      </table:table>
      <text:list xml:id="list39733873" text:continue-numbering="true" text:style-name="L9">
        <text:list-item>
          <text:p text:style-name="P12"><text:span text:style-name="T4">batch_status (Name:Description):</text:span></text:p>
          <text:list>
            <text:list-item>
              <text:p text:style-name="P12"><text:span text:style-name="T4">Init: Deze batch is geïnitialiseerd en kan gestart worden</text:span></text:p>
            </text:list-item>
            <text:list-item>
              <text:p text:style-name="P12"><text:span text:style-name="T4">Running1: Dit is een actieve batch in fase 1</text:span></text:p>
            </text:list-item>
            <text:list-item>
              <text:p text:style-name="P12"><text:span text:style-name="T4">Calculate: De polls van deze batch kunnen berekend worden</text:span></text:p>
            </text:list-item>
            <text:list-item>
              <text:p text:style-name="P12"><text:span text:style-name="T4">Running2: Dit is een actieve batch in fase 2</text:span></text:p>
            </text:list-item>
            <text:list-item>
              <text:p text:style-name="P12"><text:span text:style-name="T4">Published: De resultaten van deze batch zijn toegankelijk voor de gebruikers</text:span></text:p>
            </text:list-item>
            <text:list-item>
              <text:p text:style-name="P12"><text:span text:style-name="T4">Finished: Deze batch is afgelopen</text:span></text:p>
            </text:list-item>
          </text:list>
        </text:list-item>
        <text:list-item>
          <text:p text:style-name="P12"><text:span text:style-name="T4">category (Name):</text:span></text:p>
          <text:list>
            <text:list-item>
              <text:p text:style-name="P12"><text:span text:style-name="T4">Professionaliteit</text:span></text:p>
            </text:list-item>
            <text:list-item>
              <text:p text:style-name="P12"><text:span text:style-name="T4">Communicatie</text:span></text:p>
            </text:list-item>
            <text:list-item>
              <text:p text:style-name="P12"><text:span text:style-name="T4">Organisatie</text:span></text:p>
            </text:list-item>
            <text:list-item>
              <text:p text:style-name="P12"><text:span text:style-name="T4">Samenwerking</text:span></text:p>
            </text:list-item>
            <text:list-item>
              <text:p text:style-name="P12"><text:span text:style-name="T4">Andere</text:span></text:p>
            </text:list-item>
          </text:list>
        </text:list-item>
        <text:list-item>
          <text:p text:style-name="P12"><text:span text:style-name="T4">department (Name):</text:span></text:p>
          <text:list>
            <text:list-item>
              <text:p text:style-name="P12"><text:span text:style-name="T4">Support/Communication</text:span></text:p>
            </text:list-item>
            <text:list-item>
              <text:p text:style-name="P12"><text:span text:style-name="T4">Operations</text:span></text:p>
            </text:list-item>
            <text:list-item>
              <text:p text:style-name="P12"><text:span text:style-name="T4">Development</text:span></text:p>
            </text:list-item>
            <text:list-item>
              <text:p text:style-name="P12"><text:span text:style-name="T4">Management</text:span></text:p>
            </text:list-item>
            <text:list-item>
              <text:p text:style-name="P12"><text:span text:style-name="T4">Finance/HR</text:span></text:p>
            </text:list-item>
          </text:list>
        </text:list-item>
        <text:list-item>
          <text:p text:style-name="P12"><text:span text:style-name="T4">parameter (Name:Value)</text:span></text:p>
          <text:list>
            <text:list-item>
              <text:p text:style-name="P12"><text:span text:style-name="T4">Aantal reviews geven: 5</text:span></text:p>
            </text:list-item>
            <text:list-item>
              <text:p text:style-name="P12"><text:span text:style-name="T4">Aantal reviews krijgen: 5</text:span></text:p>
            </text:list-item>
            <text:list-item>
              <text:p text:style-name="P12"><text:span text:style-name="T4">Maximum aantal reviews door (niet eigen) manager: 1</text:span></text:p>
            </text:list-item>
            <text:list-item>
              <text:p text:style-name="P12"><text:span text:style-name="T4">Minimaal aantal reviews dat reviewer geeft aan gebruikers die hij heeft geselecteerd: 3</text:span></text:p>
            </text:list-item>
            <text:list-item>
              <text:p text:style-name="P12"><text:soft-page-break/><text:span text:style-name="T4">Maximum aantal reviews uit eigen departement: 2</text:span></text:p>
            </text:list-item>
            <text:list-item>
              <text:p text:style-name="P12"><text:span text:style-name="T4">Minimum aantal reviews dat reviewee krijgt van gebruikers die hij heeft geselecteerd: 2</text:span></text:p>
            </text:list-item>
          </text:list>
        </text:list-item>
        <text:list-item>
          <text:p text:style-name="P12"><text:span text:style-name="T4">poll_status (Name):</text:span></text:p>
          <text:list>
            <text:list-item>
              <text:p text:style-name="P12"><text:span text:style-name="T4">Niet ingevuld</text:span></text:p>
            </text:list-item>
            <text:list-item>
              <text:p text:style-name="P12"><text:span text:style-name="T4">Opgeslagen</text:span></text:p>
            </text:list-item>
            <text:list-item>
              <text:p text:style-name="P12"><text:span text:style-name="T4">Ingestuurd</text:span></text:p>
            </text:list-item>
          </text:list>
        </text:list-item>
        <text:list-item>
          <text:p text:style-name="P12"><text:span text:style-name="T4">vragen</text:span></text:p>
        </text:list-item>
        <text:list-item>
          <text:p text:style-name="P12"><text:span text:style-name="T4">text_nl</text:span></text:p>
        </text:list-item>
      </text:list>
      <text:p text:style-name="P11"><text:span text:style-name="T4"/></text:p>
      <text:h text:style-name="P18" text:outline-level="2"><text:span text:style-name="T4">Layout</text:span></text:h>
      <text:p text:style-name="P13"><text:span text:style-name="T4"/></text:p>
      <text:p text:style-name="P1"><text:span text:style-name="T4">Hier komen screenshots van de scherm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edric Wens</meta:initial-creator>
    <meta:creation-date>2014-08-16T11:12:12.68</meta:creation-date>
    <dc:date>2014-08-21T19:57:06.98</dc:date>
    <dc:creator>Cedric Wens</dc:creator>
    <meta:editing-duration>P5DT7H44M13S</meta:editing-duration>
    <meta:editing-cycles>40</meta:editing-cycles>
    <meta:generator>OpenOffice/4.1.0$Win32 OpenOffice.org_project/410m18$Build-9764</meta:generator>
    <meta:document-statistic meta:table-count="1" meta:image-count="0" meta:object-count="0" meta:page-count="6" meta:paragraph-count="107" meta:word-count="1771" meta:character-count="11116"/>
  </office:meta>
</office:document-meta>
</file>